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0-08" calcext:value-type="date">
            <text:p>08/10/2025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NF 6439 - process. 10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1-12" calcext:value-type="date">
            <text:p>12/11/2025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1-30" calcext:value-type="date">
            <text:p>30/11/2025</text:p>
          </table:table-cell>
          <table:table-cell table:style-name="ce30" office:value-type="string" calcext:value-type="string">
            <text:p>NF 6448 - process. 1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12-05" calcext:value-type="date">
            <text:p>05/12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12-31" calcext:value-type="date">
            <text:p>31/12/2025</text:p>
          </table:table-cell>
          <table:table-cell table:style-name="ce30" office:value-type="string" calcext:value-type="string">
            <text:p>NF 6457 - process. 1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6-01-06" calcext:value-type="date">
            <text:p>06/01/2026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6-01-31" calcext:value-type="date">
            <text:p>31/01/2026</text:p>
          </table:table-cell>
          <table:table-cell table:style-name="ce30" office:value-type="string" calcext:value-type="string">
            <text:p>NF 6466 - process. 01/2026</text:p>
          </table:table-cell>
          <table:table-cell table:style-name="ce34" office:value-type="float" office:value="490" calcext:value-type="float">
            <text:p>49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90" calcext:value-type="float">
            <text:p>490,00</text:p>
          </table:table-cell>
          <table:table-cell table:style-name="ce24" office:value-type="date" office:date-value="2026-02-04" calcext:value-type="date">
            <text:p>04/02/2026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6-02-28" calcext:value-type="date">
            <text:p>28/02/2026</text:p>
          </table:table-cell>
          <table:table-cell table:style-name="ce30" office:value-type="string" calcext:value-type="string">
            <text:p>NF 6475 - process. 02/2026</text:p>
          </table:table-cell>
          <table:table-cell table:style-name="ce34" office:value-type="float" office:value="490" calcext:value-type="float">
            <text:p>49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9]-[.F9]" office:value-type="float" office:value="490" calcext:value-type="float">
            <text:p>49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9])" office:value-type="float" office:value="490" calcext:value-type="float">
            <text:p>49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4.394834482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4.3980757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6-03-02T11:13:04.697531863</dc:date>
    <dc:language>pt-PT</dc:language>
    <meta:editing-cycles>545</meta:editing-cycles>
    <meta:editing-duration>PT13H30M9S</meta:editing-duration>
    <meta:print-date>2020-01-09T15:25:59.983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